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c4c4c" style:font-name="Liberation Sans" fo:font-size="10pt" style:font-name-asian="AR PL SungtiL GB" style:font-size-asian="10pt" style:font-name-complex="Lohit Devanagari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9.97mm" svg:height="90.05mm" svg:x="158.04mm" svg:y="10.88mm">
            <draw:object draw:notify-on-update-of-ranges="Arkusz1.B6:Arkusz1.B14 Arkusz1.C5:Arkusz1.C5 Arkusz1.C6:Arkusz1.C14 Arkusz1.D5:Arkusz1.D5 Arkusz1.D6:Arkusz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48.41mm" svg:y="111.31mm">
            <draw:object draw:notify-on-update-of-ranges="Arkusz1.B30:Arkusz1.B30 Arkusz1.B31:Arkusz1.B39 Arkusz1.C30:Arkusz1.C30 Arkusz1.C31:Arkusz1.C39 Arkusz1.D30:Arkusz1.D30 Arkusz1.D31:Arkusz1.D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zychody</text:p>
          </table:table-cell>
          <table:table-cell office:value-type="string" calcext:value-type="string">
            <text:p>Koszty</text:p>
          </table:table-cell>
          <table:table-cell/>
          <table:table-cell office:value-type="string" calcext:value-type="string">
            <text:p>Klienci</text:p>
          </table:table-cell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table:formula="of:=[.$B$18]*[.$F6]*3" office:value-type="float" office:value="0" calcext:value-type="float">
            <text:p>0</text:p>
          </table:table-cell>
          <table:table-cell table:formula="of:=3*[.$C$21] + [.$C$22] * 3 + 3 * [.$C$24]" office:value-type="float" office:value="81000" calcext:value-type="float">
            <text:p>810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Q2</text:p>
          </table:table-cell>
          <table:table-cell table:formula="of:=[.$B$18]*[.$F7]*3" office:value-type="float" office:value="0" calcext:value-type="float">
            <text:p>0</text:p>
          </table:table-cell>
          <table:table-cell table:formula="of:=3*[.$C$21] + [.$C$22] * 3 + [.$C$26]" office:value-type="float" office:value="87000" calcext:value-type="float">
            <text:p>870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Q3</text:p>
          </table:table-cell>
          <table:table-cell table:formula="of:=[.$B$18]*[.$F8]*3" office:value-type="float" office:value="0" calcext:value-type="float">
            <text:p>0</text:p>
          </table:table-cell>
          <table:table-cell table:formula="of:=[.$C$21] + [.$C$22] + [.$C$27] + 2 * ([.$C$23] + [.$C$25])" office:value-type="float" office:value="89700" calcext:value-type="float">
            <text:p>897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Q4</text:p>
          </table:table-cell>
          <table:table-cell table:formula="of:=[.$B$18]*[.$F9]*3" office:value-type="float" office:value="18000" calcext:value-type="float">
            <text:p>18000</text:p>
          </table:table-cell>
          <table:table-cell table:formula="of:=3*([.$C$23] + [.$C$24] + [.$C$25])" office:value-type="float" office:value="32550" calcext:value-type="float">
            <text:p>3255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Q5</text:p>
          </table:table-cell>
          <table:table-cell table:formula="of:=[.$B$18]*[.$F10]*3" office:value-type="float" office:value="45000" calcext:value-type="float">
            <text:p>45000</text:p>
          </table:table-cell>
          <table:table-cell table:formula="of:=3*([.$C$23] + [.$C$24] + [.$C$25])" office:value-type="float" office:value="32550" calcext:value-type="float">
            <text:p>32550</text:p>
          </table:table-cell>
          <table:table-cell/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string" calcext:value-type="string">
            <text:p>Q6</text:p>
          </table:table-cell>
          <table:table-cell table:formula="of:=[.$B$18]*[.$F11]*3" office:value-type="float" office:value="72000" calcext:value-type="float">
            <text:p>72000</text:p>
          </table:table-cell>
          <table:table-cell table:formula="of:=3*([.$C$23] + [.$C$24] + [.$C$25])" office:value-type="float" office:value="32550" calcext:value-type="float">
            <text:p>32550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string" calcext:value-type="string">
            <text:p>Q7</text:p>
          </table:table-cell>
          <table:table-cell table:formula="of:=[.$B$18]*[.$F12]*3" office:value-type="float" office:value="108000" calcext:value-type="float">
            <text:p>108000</text:p>
          </table:table-cell>
          <table:table-cell table:formula="of:=3*([.$C$23] + [.$C$24] + [.$C$25])" office:value-type="float" office:value="32550" calcext:value-type="float">
            <text:p>32550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string" calcext:value-type="string">
            <text:p>Q8</text:p>
          </table:table-cell>
          <table:table-cell table:formula="of:=[.$B$18]*[.$F13]*3" office:value-type="float" office:value="135000" calcext:value-type="float">
            <text:p>135000</text:p>
          </table:table-cell>
          <table:table-cell table:formula="of:=3*([.$C$23] + [.$C$24] + [.$C$25])" office:value-type="float" office:value="32550" calcext:value-type="float">
            <text:p>32550</text:p>
          </table:table-cell>
          <table:table-cell/>
          <table:table-cell office:value-type="float" office:value="7500" calcext:value-type="float">
            <text:p>7500</text:p>
          </table:table-cell>
        </table:table-row>
        <table:table-row table:style-name="ro1">
          <table:table-cell/>
          <table:table-cell office:value-type="string" calcext:value-type="string">
            <text:p>Q9</text:p>
          </table:table-cell>
          <table:table-cell table:formula="of:=[.$B$18]*[.$F14]*3" office:value-type="float" office:value="144000" calcext:value-type="float">
            <text:p>144000</text:p>
          </table:table-cell>
          <table:table-cell table:formula="of:=3*([.$C$23] + [.$C$24] + [.$C$25])" office:value-type="float" office:value="32550" calcext:value-type="float">
            <text:p>32550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string" calcext:value-type="string">
            <text:p>Razem</text:p>
          </table:table-cell>
          <table:table-cell table:style-name="ce1" table:formula="of:=SUM([.C6:.C14])" office:value-type="float" office:value="522000" calcext:value-type="float">
            <text:p>522000</text:p>
          </table:table-cell>
          <table:table-cell table:formula="of:=SUM([.D6:.D14])" office:value-type="float" office:value="453000" calcext:value-type="float">
            <text:p>4530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Zysk na klienta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Kosz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I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nior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arządzanie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fra</text:p>
          </table:table-cell>
          <table:table-cell office:value-type="float" office:value="1850" calcext:value-type="float">
            <text:p>18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keting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zychody</text:p>
          </table:table-cell>
          <table:table-cell office:value-type="string" calcext:value-type="string">
            <text:p>Koszt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table:formula="of:=[.$C$6]" office:value-type="float" office:value="0" calcext:value-type="float">
            <text:p>0</text:p>
          </table:table-cell>
          <table:table-cell table:formula="of:=[.$D$6]" office:value-type="float" office:value="81000" calcext:value-type="float">
            <text:p>81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2</text:p>
          </table:table-cell>
          <table:table-cell table:formula="of:=[.$C31] + [.$C7]" office:value-type="float" office:value="0" calcext:value-type="float">
            <text:p>0</text:p>
          </table:table-cell>
          <table:table-cell table:formula="of:=[.$D31] +[.$D7]" office:value-type="float" office:value="168000" calcext:value-type="float">
            <text:p>168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3</text:p>
          </table:table-cell>
          <table:table-cell table:formula="of:=[.$C32] + [.$C8]" office:value-type="float" office:value="0" calcext:value-type="float">
            <text:p>0</text:p>
          </table:table-cell>
          <table:table-cell table:formula="of:=[.$D32] +[.$D8]" office:value-type="float" office:value="257700" calcext:value-type="float">
            <text:p>2577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4</text:p>
          </table:table-cell>
          <table:table-cell table:formula="of:=[.$C33] + [.$C9]" office:value-type="float" office:value="18000" calcext:value-type="float">
            <text:p>18000</text:p>
          </table:table-cell>
          <table:table-cell table:formula="of:=[.$D33] +[.$D9]" office:value-type="float" office:value="290250" calcext:value-type="float">
            <text:p>2902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5</text:p>
          </table:table-cell>
          <table:table-cell table:formula="of:=[.$C34] + [.$C10]" office:value-type="float" office:value="63000" calcext:value-type="float">
            <text:p>63000</text:p>
          </table:table-cell>
          <table:table-cell table:formula="of:=[.$D34] +[.$D10]" office:value-type="float" office:value="322800" calcext:value-type="float">
            <text:p>3228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6</text:p>
          </table:table-cell>
          <table:table-cell table:formula="of:=[.$C35] + [.$C11]" office:value-type="float" office:value="135000" calcext:value-type="float">
            <text:p>135000</text:p>
          </table:table-cell>
          <table:table-cell table:formula="of:=[.$D35] +[.$D11]" office:value-type="float" office:value="355350" calcext:value-type="float">
            <text:p>3553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7</text:p>
          </table:table-cell>
          <table:table-cell table:formula="of:=[.$C36] + [.$C12]" office:value-type="float" office:value="243000" calcext:value-type="float">
            <text:p>243000</text:p>
          </table:table-cell>
          <table:table-cell table:formula="of:=[.$D36] +[.$D12]" office:value-type="float" office:value="387900" calcext:value-type="float">
            <text:p>3879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8</text:p>
          </table:table-cell>
          <table:table-cell table:formula="of:=[.$C37] + [.$C13]" office:value-type="float" office:value="378000" calcext:value-type="float">
            <text:p>378000</text:p>
          </table:table-cell>
          <table:table-cell table:formula="of:=[.$D37] +[.$D13]" office:value-type="float" office:value="420450" calcext:value-type="float">
            <text:p>4204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9</text:p>
          </table:table-cell>
          <table:table-cell table:formula="of:=[.$C38] + [.$C14]" office:value-type="float" office:value="522000" calcext:value-type="float">
            <text:p>522000</text:p>
          </table:table-cell>
          <table:table-cell table:formula="of:=[.$D38] +[.$D14]" office:value-type="float" office:value="453000" calcext:value-type="float">
            <text:p>453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.00.0000</text:date>, <text:time style:data-style-name="N2" text:time-value="13:18:03.55314124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2:01:29.067540934</meta:creation-date>
    <dc:date>2019-12-26T13:25:18.463611487</dc:date>
    <meta:editing-duration>PT1H38M57S</meta:editing-duration>
    <meta:editing-cycles>8</meta:editing-cycles>
    <meta:generator>LibreOffice/6.0.7.3$Linux_X86_64 LibreOffice_project/00m0$Build-3</meta:generator>
    <meta:document-statistic meta:table-count="1" meta:cell-count="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603cm" svg:y="3.955cm" style:legend-expansion="high" chart:style-name="ch2"/>
        <chart:plot-area chart:style-name="ch3" table:cell-range-address="Arkusz1.B5:Arkusz1.D14" chart:data-source-has-labels="both" svg:x="0.319cm" svg:y="0.18cm" svg:width="12.965cm" svg:height="8.646cm">
          <chartooo:coordinate-region svg:x="1.681cm" svg:y="0.379cm" svg:width="11.603cm" svg:height="7.8cm"/>
          <chart:axis chart:dimension="x" chart:name="primary-x" chart:style-name="ch4" chartooo:axis-type="auto">
            <chartooo:date-scale/>
            <chart:categories table:cell-range-address="Arkusz1.B6:Arkusz1.B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C6:Arkusz1.C14" chart:label-cell-address="Arkusz1.C5:Arkusz1.C5" chart:class="chart:bar">
            <chart:data-point chart:repeated="9"/>
          </chart:series>
          <chart:series chart:style-name="ch8" chart:values-cell-range-address="Arkusz1.D6:Arkusz1.D14" chart:label-cell-address="Arkusz1.D5:Arkusz1.D5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ychody</text:p>
                <draw:g>
                  <svg:desc>Arkusz1.C5:Arkusz1.C5</svg:desc>
                </draw:g>
              </table:table-cell>
              <table:table-cell office:value-type="string">
                <text:p>Koszty</text:p>
                <draw:g>
                  <svg:desc>Arkusz1.D5:Arkusz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1</text:p>
                <draw:g>
                  <svg:desc>Arkusz1.B6:Arkusz1.B14</svg:desc>
                </draw:g>
              </table:table-cell>
              <table:table-cell office:value-type="float" office:value="0">
                <text:p>0</text:p>
                <draw:g>
                  <svg:desc>Arkusz1.C6:Arkusz1.C14</svg:desc>
                </draw:g>
              </table:table-cell>
              <table:table-cell office:value-type="float" office:value="81000">
                <text:p>81000</text:p>
                <draw:g>
                  <svg:desc>Arkusz1.D6:Arkusz1.D14</svg:desc>
                </draw:g>
              </table:table-cell>
            </table:table-row>
            <table:table-row>
              <table:table-cell office:value-type="string">
                <text:p>Q2</text:p>
              </table:table-cell>
              <table:table-cell office:value-type="float" office:value="0">
                <text:p>0</text:p>
              </table:table-cell>
              <table:table-cell office:value-type="float" office:value="87000">
                <text:p>87000</text:p>
              </table:table-cell>
            </table:table-row>
            <table:table-row>
              <table:table-cell office:value-type="string">
                <text:p>Q3</text:p>
              </table:table-cell>
              <table:table-cell office:value-type="float" office:value="0">
                <text:p>0</text:p>
              </table:table-cell>
              <table:table-cell office:value-type="float" office:value="89700">
                <text:p>89700</text:p>
              </table:table-cell>
            </table:table-row>
            <table:table-row>
              <table:table-cell office:value-type="string">
                <text:p>Q4</text:p>
              </table:table-cell>
              <table:table-cell office:value-type="float" office:value="18000">
                <text:p>18000</text:p>
              </table:table-cell>
              <table:table-cell office:value-type="float" office:value="32550">
                <text:p>32550</text:p>
              </table:table-cell>
            </table:table-row>
            <table:table-row>
              <table:table-cell office:value-type="string">
                <text:p>Q5</text:p>
              </table:table-cell>
              <table:table-cell office:value-type="float" office:value="45000">
                <text:p>45000</text:p>
              </table:table-cell>
              <table:table-cell office:value-type="float" office:value="32550">
                <text:p>32550</text:p>
              </table:table-cell>
            </table:table-row>
            <table:table-row>
              <table:table-cell office:value-type="string">
                <text:p>Q6</text:p>
              </table:table-cell>
              <table:table-cell office:value-type="float" office:value="72000">
                <text:p>72000</text:p>
              </table:table-cell>
              <table:table-cell office:value-type="float" office:value="32550">
                <text:p>32550</text:p>
              </table:table-cell>
            </table:table-row>
            <table:table-row>
              <table:table-cell office:value-type="string">
                <text:p>Q7</text:p>
              </table:table-cell>
              <table:table-cell office:value-type="float" office:value="108000">
                <text:p>108000</text:p>
              </table:table-cell>
              <table:table-cell office:value-type="float" office:value="32550">
                <text:p>32550</text:p>
              </table:table-cell>
            </table:table-row>
            <table:table-row>
              <table:table-cell office:value-type="string">
                <text:p>Q8</text:p>
              </table:table-cell>
              <table:table-cell office:value-type="float" office:value="135000">
                <text:p>135000</text:p>
              </table:table-cell>
              <table:table-cell office:value-type="float" office:value="32550">
                <text:p>32550</text:p>
              </table:table-cell>
            </table:table-row>
            <table:table-row>
              <table:table-cell office:value-type="string">
                <text:p>Q9</text:p>
              </table:table-cell>
              <table:table-cell office:value-type="float" office:value="144000">
                <text:p>144000</text:p>
              </table:table-cell>
              <table:table-cell office:value-type="float" office:value="32550">
                <text:p>32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603cm" svg:y="3.955cm" style:legend-expansion="high" chart:style-name="ch2"/>
        <chart:plot-area chart:style-name="ch3" table:cell-range-address="Arkusz1.B30:Arkusz1.D39" chart:data-source-has-labels="both" svg:x="0.319cm" svg:y="0.18cm" svg:width="12.965cm" svg:height="8.646cm">
          <chartooo:coordinate-region svg:x="1.681cm" svg:y="0.379cm" svg:width="11.603cm" svg:height="7.8cm"/>
          <chart:axis chart:dimension="x" chart:name="primary-x" chart:style-name="ch4" chartooo:axis-type="auto">
            <chartooo:date-scale/>
            <chart:categories table:cell-range-address="Arkusz1.B31:Arkusz1.B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C31:Arkusz1.C39" chart:label-cell-address="Arkusz1.C30:Arkusz1.C30" chart:class="chart:bar">
            <chart:data-point chart:repeated="9"/>
          </chart:series>
          <chart:series chart:style-name="ch8" chart:values-cell-range-address="Arkusz1.D31:Arkusz1.D39" chart:label-cell-address="Arkusz1.D30:Arkusz1.D30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ychody</text:p>
                <draw:g>
                  <svg:desc>Arkusz1.C30:Arkusz1.C30</svg:desc>
                </draw:g>
              </table:table-cell>
              <table:table-cell office:value-type="string">
                <text:p>Koszty</text:p>
                <draw:g>
                  <svg:desc>Arkusz1.D30:Arkusz1.D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1</text:p>
                <draw:g>
                  <svg:desc>Arkusz1.B31:Arkusz1.B39</svg:desc>
                </draw:g>
              </table:table-cell>
              <table:table-cell office:value-type="float" office:value="0">
                <text:p>0</text:p>
                <draw:g>
                  <svg:desc>Arkusz1.C31:Arkusz1.C39</svg:desc>
                </draw:g>
              </table:table-cell>
              <table:table-cell office:value-type="float" office:value="81000">
                <text:p>81000</text:p>
                <draw:g>
                  <svg:desc>Arkusz1.D31:Arkusz1.D39</svg:desc>
                </draw:g>
              </table:table-cell>
            </table:table-row>
            <table:table-row>
              <table:table-cell office:value-type="string">
                <text:p>Q2</text:p>
              </table:table-cell>
              <table:table-cell office:value-type="float" office:value="0">
                <text:p>0</text:p>
              </table:table-cell>
              <table:table-cell office:value-type="float" office:value="168000">
                <text:p>168000</text:p>
              </table:table-cell>
            </table:table-row>
            <table:table-row>
              <table:table-cell office:value-type="string">
                <text:p>Q3</text:p>
              </table:table-cell>
              <table:table-cell office:value-type="float" office:value="0">
                <text:p>0</text:p>
              </table:table-cell>
              <table:table-cell office:value-type="float" office:value="257700">
                <text:p>257700</text:p>
              </table:table-cell>
            </table:table-row>
            <table:table-row>
              <table:table-cell office:value-type="string">
                <text:p>Q4</text:p>
              </table:table-cell>
              <table:table-cell office:value-type="float" office:value="18000">
                <text:p>18000</text:p>
              </table:table-cell>
              <table:table-cell office:value-type="float" office:value="290250">
                <text:p>290250</text:p>
              </table:table-cell>
            </table:table-row>
            <table:table-row>
              <table:table-cell office:value-type="string">
                <text:p>Q5</text:p>
              </table:table-cell>
              <table:table-cell office:value-type="float" office:value="63000">
                <text:p>63000</text:p>
              </table:table-cell>
              <table:table-cell office:value-type="float" office:value="322800">
                <text:p>322800</text:p>
              </table:table-cell>
            </table:table-row>
            <table:table-row>
              <table:table-cell office:value-type="string">
                <text:p>Q6</text:p>
              </table:table-cell>
              <table:table-cell office:value-type="float" office:value="135000">
                <text:p>135000</text:p>
              </table:table-cell>
              <table:table-cell office:value-type="float" office:value="355350">
                <text:p>355350</text:p>
              </table:table-cell>
            </table:table-row>
            <table:table-row>
              <table:table-cell office:value-type="string">
                <text:p>Q7</text:p>
              </table:table-cell>
              <table:table-cell office:value-type="float" office:value="243000">
                <text:p>243000</text:p>
              </table:table-cell>
              <table:table-cell office:value-type="float" office:value="387900">
                <text:p>387900</text:p>
              </table:table-cell>
            </table:table-row>
            <table:table-row>
              <table:table-cell office:value-type="string">
                <text:p>Q8</text:p>
              </table:table-cell>
              <table:table-cell office:value-type="float" office:value="378000">
                <text:p>378000</text:p>
              </table:table-cell>
              <table:table-cell office:value-type="float" office:value="420450">
                <text:p>420450</text:p>
              </table:table-cell>
            </table:table-row>
            <table:table-row>
              <table:table-cell office:value-type="string">
                <text:p>Q9</text:p>
              </table:table-cell>
              <table:table-cell office:value-type="float" office:value="522000">
                <text:p>522000</text:p>
              </table:table-cell>
              <table:table-cell office:value-type="float" office:value="453000">
                <text:p>453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